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5d3" officeooo:paragraph-rsid="000545d3"/>
    </style:style>
    <style:style style:name="P2" style:family="paragraph" style:parent-style-name="Standard">
      <style:paragraph-properties fo:text-align="center" style:justify-single-word="false"/>
      <style:text-properties officeooo:rsid="000545d3" officeooo:paragraph-rsid="00054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anson</text:p>
      <text:p text:style-name="P1">Mattéo</text:p>
      <text:p text:style-name="P1"/>
      <text:p text:style-name="P1"/>
      <text:p text:style-name="P2">Journal de Dev</text:p>
      <text:p text:style-name="P1"/>
      <text:p text:style-name="P1">- 06/03/2023 :</text:p>
      <text:p text:style-name="P1"><text:tab/>Aujourd’hui, j’ai récupérer les donnée de l’api que j’ai unmarchal dans une structure en 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36:49.208860119</meta:creation-date>
    <dc:date>2023-03-06T17:37:03.696375726</dc:date>
    <meta:editing-duration>PT1H15S</meta:editing-duration>
    <meta:editing-cycles>1</meta:editing-cycles>
    <meta:document-statistic meta:table-count="0" meta:image-count="0" meta:object-count="0" meta:page-count="1" meta:paragraph-count="5" meta:word-count="23" meta:character-count="134" meta:non-whitespace-character-count="115"/>
    <meta:generator>LibreOffice/7.5.0.3$Linux_X86_64 LibreOffice_project/c21113d003cd3efa8c53188764377a8272d9d6de</meta:generator>
  </office:meta>
</office:document-meta>
</file>